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EES_pos = 14.20 with CI = [2.98, 3.02]</text:p>
      <text:p text:style-name="Standard">ANEES_vel = 35.59 with CI = [2.98, 3.02]</text:p>
      <text:p text:style-name="Standard">ANEES_att = 333.24 with CI = [2.98, 3.02]</text:p>
      <text:p text:style-name="Standard">ANEES_accbias = 52.20 with CI = [2.98, 3.02]</text:p>
      <text:p text:style-name="Standard">ANEES_gyrobias = 438.22 with CI = [2.98, 3.02]</text:p>
      <text:p text:style-name="Standard">ANEES = 3590.03 with CI = [14.96, 15.04]</text:p>
      <text:p text:style-name="Standard">ANIS = 9.43 with CI = [2.84, 3.1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0:51:10.892882613</meta:creation-date>
    <dc:date>2020-10-30T10:51:39.813657752</dc:date>
    <meta:editing-duration>PT3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6" meta:character-count="285" meta:non-whitespace-character-count="236"/>
  </office:meta>
</office:document-meta>
</file>